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10F1727888E832390A9.png" manifest:media-type="image/png"/>
  <manifest:file-entry manifest:full-path="Pictures/1000000100000190000000C72E8A6345B424A902.png" manifest:media-type="image/png"/>
  <manifest:file-entry manifest:full-path="Pictures/1000000100000200000000B883E4E56EE838FE03.png" manifest:media-type="image/png"/>
  <manifest:file-entry manifest:full-path="Pictures/100000010000023A0000013B4B91D6483FF6E464.png" manifest:media-type="image/png"/>
  <manifest:file-entry manifest:full-path="Pictures/10000001000001F7000000974F01442DDCBD28E2.png" manifest:media-type="image/png"/>
  <manifest:file-entry manifest:full-path="Pictures/100000010000024C000000F42D497DAF01B57FDF.png" manifest:media-type="image/png"/>
  <manifest:file-entry manifest:full-path="Pictures/10000001000001B90000010E2844720C90A641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163fb9" officeooo:paragraph-rsid="00163fb9" style:font-size-asian="10pt" style:font-size-complex="10pt"/>
    </style:style>
    <style:style style:name="P2" style:family="paragraph" style:parent-style-name="Standard">
      <style:text-properties style:font-name="Liberation Mono" fo:font-size="10pt" officeooo:rsid="00163fb9" officeooo:paragraph-rsid="00163fb9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Liberation Mono" fo:font-size="10pt" officeooo:rsid="00163fb9" officeooo:paragraph-rsid="00163fb9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Stage with Diode-Connected Load</text:p>
      <text:p text:style-name="P1"/>
      <text:p text:style-name="P1"><draw:frame draw:style-name="fr3" draw:name="Image1" text:anchor-type="char" svg:y="0.1228in" svg:width="4in" svg:height="2.45in" draw:z-index="0"><draw:image xlink:href="Pictures/10000001000001B90000010E2844720C90A641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8583in" svg:y="0.0689in" svg:width="5in" svg:height="2.0701in" draw:z-index="3"><draw:image xlink:href="Pictures/100000010000024C000000F42D497DAF01B57F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y="0.1335in" svg:width="4in" svg:height="1.2in" draw:z-index="1"><draw:image xlink:href="Pictures/10000001000001F7000000974F01442DDCBD28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y="0.0134in" svg:width="4in" svg:height="1.4402in" draw:z-index="2"><draw:image xlink:href="Pictures/1000000100000200000000B883E4E56EE838FE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5" text:anchor-type="char" svg:width="5in" svg:height="2.7598in" draw:z-index="4"><draw:image xlink:href="Pictures/100000010000023A0000013B4B91D6483FF6E4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3.2571in" svg:y="0.1008in" svg:width="3.5in" svg:height="2.2201in" draw:z-index="5"><draw:image xlink:href="Pictures/10000001000001AA0000010F1727888E832390A9.png" xlink:type="simple" xlink:show="embed" xlink:actuate="onLoad" draw:mime-type="image/png"/></draw:frame></text:p>
      <text:p text:style-name="P1"><draw:frame draw:style-name="fr1" draw:name="Image7" text:anchor-type="char" svg:x="0.1055in" svg:y="0.0209in" svg:width="3in" svg:height="1.4902in" draw:z-index="6"><draw:image xlink:href="Pictures/1000000100000190000000C72E8A6345B424A9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0:33:13.276755913</meta:creation-date>
    <dc:date>2022-01-19T18:59:32.214521404</dc:date>
    <meta:editing-duration>PT1H16M1S</meta:editing-duration>
    <meta:editing-cycles>13</meta:editing-cycles>
    <meta:generator>LibreOffice/7.2.3.2$Linux_X86_64 LibreOffice_project/20$Build-2</meta:generator>
    <meta:document-statistic meta:table-count="0" meta:image-count="7" meta:object-count="0" meta:page-count="2" meta:paragraph-count="1" meta:word-count="5" meta:character-count="34" meta:non-whitespace-character-count="30"/>
  </office:meta>
</office:document-meta>
</file>